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line-height="200%"/>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PMOS</text:p>
      <text:p text:style-name="P1"><text:tab/>group legacy</text:p>
      <text:p text:style-name="P1"/>
      <text:p text:style-name="P2"><text:tab/>R1 was written mostly if not all by Paul. This sadly leaves us in a bad state to decrypt his coding with no one to ask. R2 was started by Nick and was expanded and finished by Nathan. R3 was written by Nathan. R4 was written by Nick. R5 was mostly written by Nick and final touches were added by Nathan. R6 was done mostly by Nathan with some collaboration. Nick did the user manuals. Programmer's manuals were a collab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10T05:10:33.70</meta:creation-date>
    <dc:date>2010-12-10T05:34:09.14</dc:date>
    <meta:editing-duration>PT00H23M35S</meta:editing-duration>
    <meta:editing-cycles>3</meta:editing-cycles>
    <meta:generator>OpenOffice.org/3.2$Win32 OpenOffice.org_project/320m18$Build-9502</meta:generator>
    <meta:document-statistic meta:table-count="0" meta:image-count="0" meta:object-count="0" meta:page-count="1" meta:paragraph-count="3" meta:word-count="83" meta:character-count="445"/>
  </office:meta>
</office:document-meta>
</file>